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fo:text-align="center" style:justify-single-word="false" fo:background-color="transparent" style:text-autospace="none">
        <style:background-image/>
      </style:paragraph-properties>
      <style:text-properties style:font-name="Arial1" fo:font-size="12pt" style:font-name-asian="RGNVTW+CMTT12" style:font-size-asian="12pt" style:font-name-complex="RGNVTW+CMTT12" style:font-size-complex="12pt"/>
    </style:style>
    <style:style style:name="P2" style:family="paragraph" style:parent-style-name="Standard">
      <style:text-properties style:font-name="Arial" fo:font-size="12pt" style:font-size-asian="12pt" style:font-size-complex="12pt"/>
    </style:style>
    <style:style style:name="P3" style:family="paragraph" style:parent-style-name="Standard" style:list-style-name="L2">
      <style:text-properties style:font-name="Arial" fo:font-size="12pt" style:font-size-asian="12pt" style:font-size-complex="12pt"/>
    </style:style>
    <style:style style:name="P4" style:family="paragraph" style:parent-style-name="Standard" style:list-style-name="L3">
      <style:text-properties style:font-name="Arial" fo:font-size="12pt" style:font-size-asian="12pt" style:font-size-complex="12pt"/>
    </style:style>
    <style:style style:name="P5" style:family="paragraph" style:parent-style-name="Standard" style:list-style-name="L4">
      <style:text-properties style:font-name="Arial" fo:font-size="12pt" style:font-size-asian="12pt" style:font-size-complex="12pt"/>
    </style:style>
    <style:style style:name="P6" style:family="paragraph" style:parent-style-name="Standard" style:list-style-name="L5">
      <style:text-properties style:font-name="Arial" fo:font-size="12pt" style:font-size-asian="12pt" style:font-size-complex="12pt"/>
    </style:style>
    <style:style style:name="P7" style:family="paragraph" style:parent-style-name="Standard" style:list-style-name="L6">
      <style:text-properties style:font-name="Arial" fo:font-size="12pt" style:font-size-asian="12pt" style:font-size-complex="12pt"/>
    </style:style>
    <style:style style:name="P8" style:family="paragraph" style:parent-style-name="Standard">
      <style:text-properties fo:color="#000000" style:font-name="Arial" fo:font-size="12pt" fo:background-color="transparent" style:font-size-asian="12pt" style:font-size-complex="12pt"/>
    </style:style>
    <style:style style:name="P9" style:family="paragraph" style:parent-style-name="Standard">
      <style:text-properties fo:color="#000000" style:font-name="Arial" fo:font-size="12pt" fo:font-style="normal" fo:background-color="transparent" style:font-name-asian="Monospace" style:font-size-asian="12pt" style:font-style-asian="normal" style:font-name-complex="Monospace" style:font-size-complex="12pt" style:font-style-complex="normal"/>
    </style:style>
    <style:style style:name="P10"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24pt" style:font-name-asian="FEBRPC+CMBX12" style:font-size-asian="24pt" style:font-name-complex="FEBRPC+CMBX12" style:font-size-complex="24pt"/>
    </style:style>
    <style:style style:name="P11"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RGNVTW+CMTT12" style:font-size-asian="12pt" style:font-name-complex="RGNVTW+CMTT12" style:font-size-complex="12pt"/>
    </style:style>
    <style:style style:name="P12"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name-asian="FEBRPC+CMBX12" style:font-size-asian="12pt" style:font-name-complex="FEBRPC+CMBX12" style:font-size-complex="12pt"/>
    </style:style>
    <style:style style:name="P13"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font-size-asian="12pt" style:font-size-complex="12pt"/>
    </style:style>
    <style:style style:name="P14"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2pt" style:text-underline-style="none" style:font-name-asian="RGNVTW+CMTT12" style:font-size-asian="12pt" style:font-name-complex="RGNVTW+CMTT12" style:font-size-complex="12pt"/>
    </style:style>
    <style:style style:name="P15" style:family="paragraph" style:parent-style-name="Standard">
      <style:paragraph-properties fo:margin-top="0in" fo:margin-bottom="0in" fo:text-align="center" style:justify-single-word="false" fo:background-color="transparent" style:text-autospace="none">
        <style:background-image/>
      </style:paragraph-properties>
      <style:text-properties style:use-window-font-color="true" style:font-name="Arial" fo:font-size="10pt" style:font-name-asian="QEAZUR+CMR10" style:font-size-asian="10pt" style:font-name-complex="QEAZUR+CMR10" style:font-size-complex="10pt"/>
    </style:style>
    <style:style style:name="P16" style:family="paragraph" style:parent-style-name="Standard">
      <style:paragraph-properties fo:margin-top="0in" fo:margin-bottom="0in" fo:text-align="center" style:justify-single-word="false" fo:background-color="transparent">
        <style:background-image/>
      </style:paragraph-properties>
      <style:text-properties style:use-window-font-color="true" style:font-name="Arial"/>
    </style:style>
    <style:style style:name="P17" style:family="paragraph" style:parent-style-name="Standard">
      <style:paragraph-properties fo:margin-top="0in" fo:margin-bottom="0in" fo:text-align="start" style:justify-single-word="false" fo:background-color="transparent">
        <style:background-image/>
      </style:paragraph-properties>
      <style:text-properties style:use-window-font-color="true" style:font-name="Arial"/>
    </style:style>
    <style:style style:name="P18" style:family="paragraph" style:parent-style-name="Standard" style:list-style-name="L6">
      <style:paragraph-properties fo:margin-top="0in" fo:margin-bottom="0in" fo:text-align="start" style:justify-single-word="false" fo:background-color="transparent">
        <style:background-image/>
      </style:paragraph-properties>
      <style:text-properties style:use-window-font-color="true" style:font-name="Arial"/>
    </style:style>
    <style:style style:name="P19" style:family="paragraph" style:parent-style-name="Standard" style:list-style-name="L7">
      <style:paragraph-properties fo:margin-top="0in" fo:margin-bottom="0in" fo:text-align="start" style:justify-single-word="false" fo:background-color="transparent">
        <style:background-image/>
      </style:paragraph-properties>
      <style:text-properties style:use-window-font-color="true" style:font-name="Arial"/>
    </style:style>
    <style:style style:name="P20" style:family="paragraph" style:parent-style-name="Standard" style:list-style-name="L7">
      <style:paragraph-properties fo:margin-left="0.9846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1"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name-asian="Monospace" style:font-size-asian="12pt" style:font-style-asian="normal" style:font-name-complex="Monospace" style:font-size-complex="12pt" style:font-style-complex="normal"/>
    </style:style>
    <style:style style:name="P22" style:family="paragraph" style:parent-style-name="Standard">
      <style:paragraph-properties fo:margin-left="0in" fo:margin-right="0in" fo:text-align="start" style:justify-single-word="false" fo:text-indent="0in" style:auto-text-indent="false" style:text-autospace="none"/>
      <style:text-properties style:font-name="Arial" fo:font-size="12pt" fo:font-style="normal" style:font-size-asian="12pt" style:font-style-asian="normal" style:font-size-complex="12pt" style:font-style-complex="normal"/>
    </style:style>
    <style:style style:name="P23" style:family="paragraph" style:parent-style-name="Standard" style:list-style-name="L7">
      <style:paragraph-properties fo:margin-left="0.4925in" fo:margin-right="0in" fo:margin-top="0in" fo:margin-bottom="0in" fo:text-align="start" style:justify-single-word="false" fo:text-indent="-0.25in" style:auto-text-indent="false" fo:background-color="transparent">
        <style:background-image/>
      </style:paragraph-properties>
      <style:text-properties style:use-window-font-color="true" style:font-name="Arial"/>
    </style:style>
    <style:style style:name="P24" style:family="paragraph" style:parent-style-name="Text_20_body">
      <style:text-properties style:font-name="Arial"/>
    </style:style>
    <style:style style:name="P25" style:family="paragraph" style:parent-style-name="Text_20_body" style:list-style-name="L1">
      <style:text-properties style:font-name="Arial"/>
    </style:style>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Heading_20_2">
      <style:text-properties style:font-name="Arial"/>
    </style:style>
    <style:style style:name="P31" style:family="paragraph" style:parent-style-name="Heading_20_1">
      <style:text-properties style:font-name="Arial"/>
    </style:style>
    <style:style style:name="P32" style:family="paragraph" style:parent-style-name="Heading_20_1">
      <style:paragraph-properties fo:break-before="page"/>
      <style:text-properties style:font-name="Arial"/>
    </style:style>
    <style:style style:name="P33" style:family="paragraph" style:parent-style-name="Heading_20_3">
      <style:text-properties style:font-name="Arial"/>
    </style:style>
    <style:style style:name="T1" style:family="text">
      <style:text-properties style:font-name-asian="ELCMUB+CMR12" style:font-name-complex="ELCMUB+CMR12"/>
    </style:style>
    <style:style style:name="T2" style:family="text">
      <style:text-properties style:font-name-asian="HKNZKO+CMTI12" style:font-name-complex="HKNZKO+CMTI12"/>
    </style:style>
    <style:style style:name="T3" style:family="text">
      <style:text-properties style:use-window-font-color="true" style:font-name="Arial" style:text-underline-style="none"/>
    </style:style>
    <style:style style:name="T4" style:family="text">
      <style:text-properties style:font-name-asian="RGNVTW+CMTT12" style:font-name-complex="RGNVTW+CMTT12"/>
    </style:style>
    <style:style style:name="T5" style:family="text">
      <style:text-properties fo:color="#000000"/>
    </style:style>
    <style:style style:name="T6" style:family="text">
      <style:text-properties fo:color="#000000" style:font-name-asian="Monospace" style:font-name-complex="Monospace"/>
    </style:style>
    <style:style style:name="T7" style:family="text">
      <style:text-properties fo:color="#005032"/>
    </style:style>
    <style:style style:name="T8" style:family="text">
      <style:text-properties fo:color="#005032" style:font-name-asian="Monospace" style:font-name-complex="Monospace"/>
    </style:style>
    <style:style style:name="T9" style:family="text">
      <style:text-properties fo:color="#0000c0"/>
    </style:style>
    <style:style style:name="T10" style:family="text">
      <style:text-properties fo:color="#0000c0" style:font-name-asian="Monospace" style:font-name-complex="Monospace"/>
    </style:style>
    <style:style style:name="T11" style:family="text">
      <style:text-properties fo:color="#7f0055" fo:font-weight="bold" style:font-weight-asian="bold" style:font-weight-complex="bold"/>
    </style:style>
    <style:style style:name="T12" style:family="text">
      <style:text-properties fo:font-size="12pt" style:font-size-asian="12pt" style:font-size-complex="12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7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10"/>
      <text:p text:style-name="P10"/>
      <text:p text:style-name="P10"/>
      <text:p text:style-name="P10"/>
      <text:p text:style-name="P10"/>
      <text:p text:style-name="P10"/>
      <text:p text:style-name="P10">Trabajo Práctico: Informe</text:p>
      <text:p text:style-name="P11"/>
      <text:p text:style-name="P11"/>
      <text:p text:style-name="P12"><text:span text:style-name="T1">Pablo Magnaghi, </text:span><text:span text:style-name="T2">Padrón 88126</text:span></text:p>
      <text:p text:style-name="P1"><text:a xlink:type="simple" xlink:href="mailto:pablomagnaghi@gmail.com"><text:span text:style-name="T3">pablomagnaghi@gmail.com</text:span></text:a></text:p>
      <text:p text:style-name="P11"/>
      <text:p text:style-name="P11">Luis Paniagua, Padrón<text:span text:style-name="T2"> </text:span>86862</text:p>
      <text:p text:style-name="P11">panus_85@hotmail.com</text:p>
      <text:p text:style-name="P11"/>
      <text:p text:style-name="P13"><text:bookmark text:name="upi"/><text:span text:style-name="T4">Carlos Pantelides, Padrón </text:span>74901</text:p>
      <text:p text:style-name="P11">carlos_pantelides@yahoo.com</text:p>
      <text:p text:style-name="P11"/>
      <text:p text:style-name="P14"/>
      <text:p text:style-name="P1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Primer Cuatrimestre de 2011</text:p>
      <text:p text:style-name="P15">75. 06 Organización de Datos</text:p>
      <text:p text:style-name="P15">Cátedra Saubidet </text:p>
      <text:p text:style-name="P15">Facultad de Ingeniería, Universidad de Buenos Aires</text:p>
      <text:p text:style-name="P16"/>
      <text:h text:style-name="P32" text:outline-level="1">Opciones de uso</text:h>
      <text:p text:style-name="P24"/>
      <text:p text:style-name="P24">-c ruta archivo: comprimir</text:p>
      <text:p text:style-name="P24"/>
      <text:p text:style-name="P24">-x ruta archivo: descomprimir </text:p>
      <text:p text:style-name="P24"/>
      <text:p text:style-name="P24">-s ruta archivo: archivo opcional de salida (default .XX según el enunciado)</text:p>
      <text:p text:style-name="P24"/>
      <text:p text:style-name="P24">-o número: orden de modelos (default: aplicar AI)</text:p>
      <text:p text:style-name="P24"/>
      <text:p text:style-name="P24">-b número: <text:s/>tamaño del buffer de entrada/salida (default: DETERMINAR)</text:p>
      <text:p text:style-name="P24"/>
      <text:p text:style-name="P24">Reglas:</text:p>
      <text:list xml:id="list1089883887" text:style-name="L1">
        <text:list-item>
          <text:p text:style-name="P25">No se puede proveer -c y -x a la vez</text:p>
        </text:list-item>
        <text:list-item>
          <text:p text:style-name="P25">No se puede proveer -x y -o a la vez</text:p>
        </text:list-item>
      </text:list>
      <text:p text:style-name="P24"/>
      <text:p text:style-name="P24">Se proveen las opciones -s, -o y -b para facilitar testing y mediciones de performance.</text:p>
      <text:h text:style-name="P31" text:outline-level="1">Formato del archivo comprimido</text:h>
      <text:p text:style-name="P24">El archivo consta de un encabezado con dos campos, uno de 8 bits que contiene el orden con que se ha comprimido. El otro, de longitud variable, con la cantidad de caracteres del archivo original. Se almacena un size_t de a siete bits utilizando el bit más significativo como marca de fin de campo. Si el campo de orden es FF, el archivo no está comprimido.</text:p>
      <text:h text:style-name="P31" text:outline-level="1">Detalles de Implementación</text:h>
      <text:h text:style-name="P30" text:outline-level="2">Implementación del compresor PPMC</text:h>
      <text:p text:style-name="P2"/>
      <text:p text:style-name="P2">La lógica del compresor fue dividida en dos clases. Una clase padre: ArithmeticCompressor, que es la que tiene los métodos comunes para todos los compresores aritmeticos, y una clase hija : PPMCCompressor, que es la que tiene los métodos particulares del algoritmo PPMC. </text:p>
      <text:p text:style-name="P2">Para la compresión se utilizaron dos atributos, top y bottom, que en primer lugar son los números:<text:line-break/>BOTTOM: 0 ; TOP: 0x1FFFFFFFF, para luego ir recorriendo el archivo, y según los límites en cada modelo se van actualizando.</text:p>
      <text:p text:style-name="P2"/>
      <text:h text:style-name="P33" text:outline-level="3">Métodos útiles del Compresor aritmético</text:h>
      <text:p text:style-name="P2"/>
      <text:list xml:id="list1322623940" text:style-name="L2">
        <text:list-item>
          <text:p text:style-name="P3">Compress: este método es el encargado de recorrer el archivo de entrada y pasarle <text:soft-page-break/>cada carácter leído al método process, que es el encargado de crear los modelos, y calcular los nuevos límites para trabajar según el carácter y según el modelo donde fue encontrado.</text:p>
        </text:list-item>
      </text:list>
      <text:p text:style-name="P2"/>
      <text:h text:style-name="P33" text:outline-level="3">Métodos de normalización</text:h>
      <text:p text:style-name="P2"/>
      <text:list xml:id="list243600432" text:style-name="L3">
        <text:list-item>
          <text:p text:style-name="P4">SolveUnderflow: Método encargado de resolver la situacón de underflow entre un techo y un piso del aritmético. Lo que hace es lo siguiente: dado un techo igual a : 1001 0000, y un piso igual a: 0111 0000, si se cumple la condición de underflow (los bits que siguen al más significativo son distintos), por medio de corrimiento de bits eliminan los bits que siguen al primero en ambos casos, y se agregan bits 1's en caso del techo, y 0's en el piso. En este caso quedaría un techo de: 1100 0011, y un piso de: 0100 0000, y el contador de underflow quedará en 2, para luego ser analizado en el caso del overflow.</text:p>
        </text:list-item>
        <text:list-item>
          <text:p text:style-name="P4">SolveOverflow: Método que se encarga de resolver el caso de overflow entre el techo y e piso: el caso de overflow se da de cuando la situación es la siguiente: Techo: 1101 1111 y Piso: 1100 0000. Como se puede apreciar, en este caso los bits mas significativos son iguales, entonces pueden ser eliminados. La eliminación se da de la siguiente manera: Si el contador de underflow es mayor a 0, se escribe el primer bit y luego tantos bits como el contador de underflow indique, opuestos al primer bit escrito. En este caso, si el contador de underflow es 2, se escribe: 1 00(los dos bits de underflow) 1(el segundo bit de overflow). </text:p>
        </text:list-item>
        <text:list-item>
          <text:p text:style-name="P4">CleanBuffer: Es el método que se usa para cerrar el archivo de salida (el archivo comprimido). Luego de haber descartado todos los bits de overflow y underflow y habiendo llegado al final del archivo, se escribe el piso que quedó en el aritmético, y si no llega a cerrar al byte, se completa con 1's.</text:p>
        </text:list-item>
      </text:list>
      <text:p text:style-name="P2"/>
      <text:p text:style-name="P2"><text:tab/>Además de manejar la normalización, se tiene un buffer interno al cual se van agregando los bits que se descartan luego de resolver el overflow y el underflow. Cuando ese buffer se llena, se lo manda al writer, para que lo escriba en el archivo de salida cuando lo encuentre conveniente.</text:p>
      <text:p text:style-name="P2"/>
      <text:h text:style-name="P33" text:outline-level="3">Métodos del compresor PPMC</text:h>
      <text:p text:style-name="P2"/>
      <text:p text:style-name="P2">Además del compress que es el encargado de leer los bits y procesarlos, existe el método que maneja todos los modelos y pide los nuevos límites para seguir con la compresión.</text:p>
      <text:p text:style-name="P2"/>
      <text:p text:style-name="P2">Process: Recibe el carácter a procesar. El proceso de ese carácter consiste en buscarlo en los modelos anteriormente creados, decreciendo uno a uno hasta llegar al último modelo creado. A medida que van pasando los modelos, se van actualizando y por medio de una clase que calcula los límites, se van actualizando los pisos y los techos correspondientes. Si se encuentra el carácter, se actualiza con ese carácter, sino se actualiza con el escape. Luego de actualizar, se procede a resolver los casos de overflow y underflow y continuar con el proceso.</text:p>
      <text:p text:style-name="P2"/>
      <text:h text:style-name="P30" text:outline-level="2">Implementación del descompresor</text:h>
      <text:p text:style-name="P2"/>
      <text:p text:style-name="P2">Al igual que el compresor, consiste en una clase con métodos comunes para un <text:soft-page-break/>descompresor aritmético y una clase particular para el descompresor del algoritmo PPMC.</text:p>
      <text:p text:style-name="P2"/>
      <text:h text:style-name="P33" text:outline-level="3">DescompresorAritmético</text:h>
      <text:p text:style-name="P2"/>
      <text:p text:style-name="P8">Estructura:</text:p>
      <text:p text:style-name="P8"/>
      <text:p text:style-name="P9"><text:tab/><text:tab/>u_int64_t bottom;</text:p>
      <text:p text:style-name="P21"><text:span text:style-name="T5"><text:tab/><text:tab/></text:span><text:span text:style-name="T7">u_int64_t</text:span><text:span text:style-name="T5"> </text:span><text:span text:style-name="T9">top</text:span><text:span text:style-name="T5">;</text:span></text:p>
      <text:p text:style-name="P21"><text:span text:style-name="T5"><text:tab/><text:tab/></text:span><text:span text:style-name="T7">u_int32_t</text:span><text:span text:style-name="T5"> </text:span><text:span text:style-name="T9">number</text:span><text:span text:style-name="T5">;</text:span></text:p>
      <text:p text:style-name="P21"><text:span text:style-name="T5"><text:tab/><text:tab/></text:span><text:span text:style-name="T11">int</text:span><text:span text:style-name="T5"> </text:span><text:span text:style-name="T9">bitsInNumber</text:span><text:span text:style-name="T5">;</text:span></text:p>
      <text:p text:style-name="P21"><text:span text:style-name="T5"><text:tab/><text:tab/></text:span><text:span text:style-name="T11">char</text:span><text:span text:style-name="T5"> </text:span><text:span text:style-name="T9">buffer</text:span><text:span text:style-name="T5">;</text:span></text:p>
      <text:p text:style-name="P21"><text:span text:style-name="T5"><text:tab/><text:tab/></text:span><text:span text:style-name="T11">int</text:span><text:span text:style-name="T5"> </text:span><text:span text:style-name="T9">bitsInBuffer</text:span><text:span text:style-name="T5">;</text:span></text:p>
      <text:p text:style-name="P22"><text:span text:style-name="T6"><text:tab/><text:tab/></text:span><text:span text:style-name="T8">queue</text:span><text:span text:style-name="T6">&lt;</text:span><text:span text:style-name="T8">u_int16_t</text:span><text:span text:style-name="T6">&gt; </text:span><text:span text:style-name="T10">cola</text:span><text:span text:style-name="T6">;</text:span></text:p>
      <text:p text:style-name="P2"/>
      <text:p text:style-name="P2">Tiene una estructura similar al compresor aritmético, nada mas que se le añade un “number”, que es el número actual para ir descubriendo que carácter corresponde emitir según los límites actuales.</text:p>
      <text:p text:style-name="P2">Además de esto, contiene una serie de indicadores para manejar los bits que se tienen que ir sumando al number a medida que se van eliminando los bits según casos de overflow y underflow. </text:p>
      <text:p text:style-name="P2">El indicador bitsInBuffer existe para determinar si luego de una iteración en la cual se eliminan pocos bits, existen mas bits en el buffer para seguir agregándole al número.</text:p>
      <text:p text:style-name="P2"/>
      <text:p text:style-name="P2">Finalmente la cola está para ir almacenando los caracteres que se van descubriendo cuando va avanzando la descompresión. Su principal utilidad se da en el caso en que se pueden descomprimir mas de 1 carácter con una sola iteración.</text:p>
      <text:p text:style-name="P2"/>
      <text:h text:style-name="P33" text:outline-level="3">Métodos del Descompresor Aritmetico</text:h>
      <text:p text:style-name="P2"/>
      <text:p text:style-name="P2">En si hay dos métodos para manejar la normalización y un método extra que se llama process, que es el encargado de devolver caracteres a medida que se van resolviendo.</text:p>
      <text:p text:style-name="P2"/>
      <text:p text:style-name="P2">Métodos para la normalización</text:p>
      <text:list xml:id="list823193200" text:style-name="L4">
        <text:list-item>
          <text:p text:style-name="P5">SolveOverflow y solveUnderflow, la lógica de estos métodos es igual a la del compresor, lo único que varia es que en vez de escribir los bits a un archivo de salida, se sacan del número que esta siendo procesado, asi queda acorde a los techos y pisos actuales.</text:p>
        </text:list-item>
      </text:list>
      <text:p text:style-name="P2"/>
      <text:p text:style-name="P2">Métodos para manejar la descompresión</text:p>
      <text:list xml:id="list2050974180" text:style-name="L5">
        <text:list-item>
          <text:p text:style-name="P6">Existe un método llamado uncompress, que en si tiene la misma lógica del compress. Se leen los bits del archivo comprimido y se los pasa al descompresor para que comience a descomprimir.</text:p>
        </text:list-item>
        <text:list-item>
          <text:p text:style-name="P6">Extract: Este método es el que se encarga de devolver el carácter descomprimido. Consiste en preguntar cuando la cola de caracteres descomprimido tiene algujn carácter adentro, si tiene lo devuelve, sino procesa una iteración de descompresión hasta que se cargue alguno en la cola. Como se menciono anteriormente, quizas con una sola iteración (Lease iteración como pedir un byte del archivo comprimido y pasarselo al número que se procesa).</text:p>
        </text:list-item>
      </text:list>
      <text:p text:style-name="P2"/>
      <text:p text:style-name="P2"><text:soft-page-break/>Métodos del DescompresorPPMC</text:p>
      <text:p text:style-name="P2">El método mas importante es el Process. Este método es el que se encarga de iterar sobre los modelos en base al número que se fue armando a medida que se fue leyendo el archivo. En caso de no poder resolver si un número pertenece a un carácter o a otro (falta precisión en el número), se pide otro carácter al archivo comprimido para ir armando el número mas preciso posible. </text:p>
      <text:p text:style-name="P2">Este método depende mucho de la clase auxiliar TableCalculator, que es la que se encarga de devolver el carácter apropiado para un número determinado.</text:p>
      <text:p text:style-name="P2"/>
      <text:h text:style-name="P30" text:outline-level="2">Clase TableCalculator</text:h>
      <text:p text:style-name="P2"/>
      <text:p text:style-name="P2">Es la clase que se encarga de hacer los cálculos sobre los modelos. Sirve tanto para el compresor como para el descompresor. </text:p>
      <text:p text:style-name="P2"/>
      <text:p text:style-name="P2">Para el compresor, tiene los métodos que devuelven los limites correspondientes según el carácter de entrada que se le mande.</text:p>
      <text:p text:style-name="P2"/>
      <text:list xml:id="list1817328619" text:style-name="L6">
        <text:list-item>
          <text:p text:style-name="P7">Los métodos llamados getLimits: son los que devuelven los limites que le corresponden a un determinado carácter según el modelo en que este siendo calculado (los usa el compresor). Si el modelo es el -1, devuelve los limites del carácter, si es un modelo de orden mayor, devuelve el carácter (en caso de que este), o los límites del escape. Hay que agregar tambien que los caracteres de exclusión son excluidos de todo tipo de cuenta que se hace en este método.</text:p>
        </text:list-item>
      </text:list>
      <text:p text:style-name="P2"/>
      <text:list xml:id="list301909747" text:continue-numbering="true" text:style-name="L6">
        <text:list-item>
          <text:p text:style-name="P18"><text:span text:style-name="T12">Los métodos llamados findChar: Son aquellos que dado un número, devuelve el carácter o el escape según el modelo en que se este tratando. Para que los métodos de esta índole sean efectivos, el número que se le pasa debe tener la mayor precisión posible</text:span>, de otro modo no seran resueltas las consultas.</text:p>
        </text:list-item>
      </text:list>
      <text:p text:style-name="P17"/>
      <text:h text:style-name="Heading_20_2" text:outline-level="2">Clase AI para selección de orden</text:h>
      <text:p text:style-name="Text_20_body">A raiz del estudio de los tiempos, factor de compresión y fundamentalmente agotamiento de memoria, surgió la necesidad de precisar un orden óptimo en función del tipo y tamaño de archivo a comprimir. Esta clase evalúa el tipo según la extensión, confiando en que coincide realmente con el tipo. En caso de no conocer la extensión, lee una porción y en función de la variedad de caracteres, evalúa si es binario (no comprime) o de texto. En este último caso, determina un orden según el tamaño.</text:p>
      <text:p text:style-name="Text_20_body">La resolución de que orden utilizar depende mucho de la memoria disponible, pero no solo al comprimir sino al descomprimir, valor del que obviamente no se dispone en el momento de comprimir, asi que hemos aplicado un criterio bastante laxo.</text:p>
      <text:p text:style-name="Text_20_body">Con respecto a los archivos mixtos como pueden ser los .tar, .ps, .svg donde pueden haber datos binarios y de texto intercalados, la manera de lidiar sería la utilización de bloques, leer cada bloque y evaluar según la variedad de caracteres que orden utilizar. En este caso podriamos desembarazarnos de las extensiones, ya que bien puede haber un ejecutable con muchos datos de texto.</text:p>
      <text:h text:style-name="Heading_20_1" text:outline-level="1">Compilación</text:h>
      <text:p text:style-name="Text_20_body">Utilizar el Makefile provisto. Utilizar el target test para aplicar tests funcionales. </text:p>
      <text:h text:style-name="P31" text:outline-level="1"><text:soft-page-break/>Topología del proyecto</text:h>
      <text:p text:style-name="P17"/>
      <text:list xml:id="list1746830920" text:style-name="L7">
        <text:list-item>
          <text:p text:style-name="P19">doc:<text:tab/><text:tab/><text:tab/><text:tab/>documentación</text:p>
        </text:list-item>
        <text:list-item>
          <text:p text:style-name="P19">ppmc:<text:tab/><text:tab/><text:tab/><text:tab/>código fuente con Makefile</text:p>
        </text:list-item>
        <text:list-item>
          <text:p text:style-name="P20">test<text:tab/><text:tab/><text:tab/>algunos test funcionales, invocar con “make test”</text:p>
          <text:p text:style-name="P20"/>
        </text:list-item>
        <text:list-item>
          <text:p text:style-name="P23">fixtures<text:tab/><text:tab/><text:tab/>arhivos para los test funcionales y de performance</text:p>
        </text:list-item>
        <text:list-item>
          <text:p text:style-name="P20">binary</text:p>
        </text:list-item>
        <text:list-item>
          <text:p text:style-name="P20">mixed</text:p>
        </text:list-item>
        <text:list-item>
          <text:p text:style-name="P20">text</text:p>
        </text:list-item>
        <text:list-item>
          <text:p text:style-name="P19">pruebas</text:p>
        </text:list-item>
        <text:list-item>
          <text:p text:style-name="P20">file_performance<text:tab/>mediciones del tamaño de buffer de entrada/salida</text:p>
        </text:list-item>
        <text:list-item>
          <text:p text:style-name="P20">limits<text:tab/><text:tab/><text:tab/>comprobación de los tipos utilizados</text:p>
        </text:list-item>
        <text:list-item>
          <text:p text:style-name="P20">memory<text:tab/><text:tab/>mediciones de memoria utilizada</text:p>
        </text:list-item>
        <text:list-item>
          <text:p text:style-name="P20">ratio_time<text:tab/><text:tab/>mediciones de nivel y velocidad</text:p>
        </text:list-item>
      </text:list>
      <text:h text:style-name="P31" text:outline-level="1">Análisis de Performance</text:h>
      <text:p text:style-name="P24">Aclaraciones preliminares: las medidas han sido tomadas con time, que no es necesariamente muy preciso y en condiciones distantes de las ideales, con X y otras aplicaciones ejecutándose. No se han tomado medidas repetidas para promediar ya que es mucho más tiempo. Sin embargo, se han tomado en una máquina cuadcore con 1.7 Gigas de ram, por lo cual es probable que no haya habido mucha incidencia de los procesos paralelos. Además no estabamos buscando una medida absoluta de performance sino relativa, para seleccionar el tamaño de buffer y el orden óptimo.</text:p>
      <text:h text:style-name="P30" text:outline-level="2">Uso de memoria</text:h>
      <text:p text:style-name="P24">No hemos podido hacer un estudio muy exhaustivo del uso de la memoria ya que el proceso es extremadamente lento. Las pocas muestras que hemos tomado coinciden con lo esperado: con orden bajo y texto un fuerte crecimiento al comienzo y luego lineal y moderado [text.tar (1044480) order 1 ]. Con orden alto y datos binarios crecimiento lineal sostenido [short_binary (8192) order 5] y [binaryfile (87501) order 5]. Ver referencias en uso_de_memoria.odt.</text:p>
      <text:p text:style-name="P24">Acerca de la interpretación: el eje x evidentemente representa el tiempo, pero no le encuentro sentido al número ni a las unidades y no he hallado referencias.</text:p>
      <text:p text:style-name="P24">[http://valgrind.org/docs/manual/ms-manual.html#ms-manual.ms_print-options]</text:p>
      <text:p text:style-name="P24">9.6. Massif's Output File Format</text:p>
      <text:p text:style-name="P24">Massif's file format is plain text (i.e. not binary) and deliberately easy to read for both humans and machines. Nonetheless, the exact format is not described here. This is because the format is currently very Massif-specific. In the future we hope to make the format more general, and thus suitable for possible use with other tools. Once this has been done, the format will be documented here. <text:s/></text:p>
      <text:h text:style-name="P30" text:outline-level="2">Buffer de entrada/salida</text:h>
      <text:p text:style-name="P24">completar...</text:p>
      <text:h text:style-name="P30" text:outline-level="2"><text:soft-page-break/>Cantidad de modelos</text:h>
      <text:p text:style-name="P24">En la carpeta pruebas/ratio_time estan el script de medición y los resultados crudos.</text:p>
      <text:p text:style-name="P24">En el archivo tablas.ods están los datos procesados. </text:p>
      <text:p text:style-name="P24">A medida que se avanzó en la recopilación y análisis de datos, se dejaron de tomar muestras completas debido al alto tiempo insumido. Los “--” a la izquierda de las tablas no fueron tomados, los de la derecha por thrashing.</text:p>
      <text:h text:style-name="P33" text:outline-level="3">Archivos binarios</text:h>
      <text:p text:style-name="P24">La cantidad de modelos no afecta de modo significativo ni el tiempo ni el nivel de compresión de archivos binarios. Pasa de malo a muy malo. Sería conveniente hallar una manera de detectar que tipo de archivo es para así evitar comprimir, quizas utilizando un bit del header, ahora hay cinco libres de hecho.</text:p>
      <text:h text:style-name="P33" text:outline-level="3">Archivos de texto</text:h>
      <text:p text:style-name="P24">Cuanto mayor el orden, mayor el nivel de compresión y menor el tiempo de procesamiento. Sin embargo, llega un punto en que utiliza tanta memoria que el sistema thrashea y pierde la ventaja. </text:p>
      <text:h text:style-name="P33" text:outline-level="3">Descompresión</text:h>
      <text:p text:style-name="P24">Tomamos una muestra menor para ver si las observaciones obtenidas en la compresión son extensibles.</text:p>
      <text:p text:style-name="P24">Con el comando:</text:p>
      <text:p text:style-name="P24"><text:tab/>grep report_descompresion.txt -e real -e "–"</text:p>
      <text:p text:style-name="P24">se puede apreciar que la descompresión consume entre un 10% y 20% más de tiempo que la compresión, asi que podemos considerar válido extender el análisis.</text:p>
      <text:h text:style-name="Heading_20_1" text:outline-level="1">Lo que nos quedó en el tintero</text:h>
      <text:h text:style-name="Heading_20_2" text:outline-level="2">Arquitectura y calidad de código</text:h>
      <text:list xml:id="list1312353050" text:style-name="L10">
        <text:list-item>
          <text:p text:style-name="P26">Limpieza del diseño de clases.</text:p>
        </text:list-item>
        <text:list-item>
          <text:p text:style-name="P26">Refactorizar código repetido.</text:p>
        </text:list-item>
        <text:list-item>
          <text:p text:style-name="P26">Recuperar el unit testing con que comenzó el trabajo práctico.</text:p>
        </text:list-item>
      </text:list>
      <text:h text:style-name="Heading_20_2" text:outline-level="2">FrequencyTables</text:h>
      <text:list xml:id="list1210065136" text:style-name="L12">
        <text:list-item>
          <text:p text:style-name="P28">Utilizar menos memoria, quizas comprimiendo.</text:p>
        </text:list-item>
        <text:list-item>
          <text:p text:style-name="P28">Mejorar la evaluación de exclusiones.</text:p>
        </text:list-item>
      </text:list>
      <text:h text:style-name="Heading_20_2" text:outline-level="2">Uso general</text:h>
      <text:list xml:id="list1510753158" text:style-name="L13">
        <text:list-item>
          <text:p text:style-name="P29">Algunas validaciones de combinaciones de parámetros</text:p>
        </text:list-item>
      </text:list>
      <text:h text:style-name="Heading_20_2" text:outline-level="2"><text:soft-page-break/>AI</text:h>
      <text:list xml:id="list1918917262" text:style-name="L11">
        <text:list-item>
          <text:p text:style-name="P27">Medir más extensiones.</text:p>
        </text:list-item>
        <text:list-item>
          <text:p text:style-name="P27">Tomar varias muestras en archivos largos.</text:p>
        </text:list-item>
        <text:list-item>
          <text:p text:style-name="P27">Combinar extensiones y longitudes de archivo.</text:p>
        </text:list-item>
        <text:list-item>
          <text:p text:style-name="P27">Utilizar un archivo externo de mapeo, si el compresor llevara estadísticas, podria aprender.</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LCMUB+CMR12" svg:font-family="ELCMUB+CMR12"/>
    <style:font-face style:name="FEBRPC+CMBX12" svg:font-family="FEBRPC+CMBX12"/>
    <style:font-face style:name="HKNZKO+CMTI12" svg:font-family="HKNZKO+CMTI12"/>
    <style:font-face style:name="OpenSymbol" svg:font-family="OpenSymbol"/>
    <style:font-face style:name="QEAZUR+CMR10" svg:font-family="QEAZUR+CMR10"/>
    <style:font-face style:name="RGNVTW+CMTT12" svg:font-family="RGNVTW+CMTT12" style:font-family-generic="modern"/>
    <style:font-face style:name="Arial" svg:font-family="Arial" style:font-family-generic="swiss"/>
    <style:font-face style:name="Monospace" svg:font-family="Monospace" style:font-pitch="fixed"/>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A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06-18T21:26:13</meta:creation-date>
    <dc:date>2011-06-20T14:39:22</dc:date>
    <meta:editing-duration>PT26H42M15S</meta:editing-duration>
    <meta:editing-cycles>42</meta:editing-cycles>
    <meta:generator>OpenOffice.org/3.1$Unix OpenOffice.org_project/310m21$Build-9319</meta:generator>
    <meta:document-statistic meta:table-count="0" meta:image-count="0" meta:object-count="0" meta:page-count="8" meta:paragraph-count="124" meta:word-count="2319" meta:character-count="13769"/>
  </office:meta>
</office:document-meta>
</file>